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e6577" officeooo:paragraph-rsid="00087449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officeooo:rsid="001ceb15" officeooo:paragraph-rsid="00087449" style:font-size-asian="14pt" style:font-size-complex="14pt"/>
    </style:style>
    <style:style style:name="P3" style:family="paragraph" style:parent-style-name="Standard">
      <style:text-properties fo:font-size="14pt" fo:language="ru" fo:country="RU" officeooo:rsid="001ceb15" officeooo:paragraph-rsid="00087449" style:font-size-asian="14pt" style:font-size-complex="14pt"/>
    </style:style>
    <style:style style:name="P4" style:family="paragraph" style:parent-style-name="Standard">
      <style:text-properties fo:font-size="14pt" fo:font-weight="bold" officeooo:rsid="001e6577" officeooo:paragraph-rsid="00087449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ceb15" officeooo:paragraph-rsid="00087449" style:font-size-asian="14pt" style:font-size-complex="14pt"/>
    </style:style>
    <style:style style:name="P6" style:family="paragraph" style:parent-style-name="Standard">
      <style:text-properties fo:font-size="14pt" officeooo:paragraph-rsid="00087449" style:font-size-asian="14pt" style:font-size-complex="14pt"/>
    </style:style>
    <style:style style:name="P7" style:family="paragraph" style:parent-style-name="Standard">
      <style:text-properties fo:font-size="14pt" fo:font-weight="normal" officeooo:rsid="001e6577" officeooo:paragraph-rsid="00087449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87449" officeooo:paragraph-rsid="00087449" style:font-size-asian="12.25pt" style:font-weight-asian="normal" style:font-size-complex="14pt" style:font-weight-complex="normal"/>
    </style:style>
    <style:style style:name="P9" style:family="paragraph" style:parent-style-name="Standard">
      <style:text-properties officeooo:paragraph-rsid="00087449"/>
    </style:style>
    <style:style style:name="P10" style:family="paragraph" style:parent-style-name="Standard">
      <style:text-properties fo:font-size="20pt" fo:font-weight="bold" officeooo:rsid="001ceb15" officeooo:paragraph-rsid="00087449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1e6577" officeooo:paragraph-rsid="00087449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ceb15" officeooo:paragraph-rsid="00087449"/>
    </style:style>
    <style:style style:name="P13" style:family="paragraph" style:parent-style-name="Standard">
      <style:text-properties fo:font-size="14pt" fo:font-weight="bold" officeooo:rsid="001e6577" officeooo:paragraph-rsid="00094817" style:font-size-asian="12.25pt" style:font-weight-asian="bold" style:font-size-complex="14pt" style:font-weight-complex="bold"/>
    </style:style>
    <style:style style:name="T1" style:family="text">
      <style:text-properties officeooo:rsid="0008744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eb15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officeooo:rsid="00087449" style:font-weight-asian="normal" style:font-weight-complex="normal"/>
    </style:style>
    <style:style style:name="T6" style:family="text">
      <style:text-properties fo:language="ru" fo:country="RU" fo:font-weight="normal" officeooo:rsid="00094817" style:font-weight-asian="normal" style:font-weight-complex="normal"/>
    </style:style>
    <style:style style:name="T7" style:family="text">
      <style:text-properties fo:language="ru" fo:country="RU" officeooo:rsid="00087449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officeooo:rsid="001ceb15" style:font-weight-asian="bold" style:font-weight-complex="bold"/>
    </style:style>
    <style:style style:name="T10" style:family="text">
      <style:text-properties fo:language="en" fo:country="US" officeooo:rsid="001ceb15"/>
    </style:style>
    <style:style style:name="T11" style:family="text">
      <style:text-properties fo:language="en" fo:country="US" fo:font-weight="normal" officeooo:rsid="00087449" style:font-weight-asian="normal" style:font-weight-complex="normal"/>
    </style:style>
    <style:style style:name="T12" style:family="text">
      <style:text-properties fo:language="en" fo:country="US" fo:font-weight="normal" officeooo:rsid="00094817" style:font-weight-asian="normal" style:font-weight-complex="normal"/>
    </style:style>
    <style:style style:name="T13" style:family="text">
      <style:text-properties fo:language="en" fo:country="US" officeooo:rsid="0008744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6577" style:font-weight-asian="normal" style:font-weight-complex="normal"/>
    </style:style>
    <style:style style:name="T16" style:family="text">
      <style:text-properties fo:font-weight="normal" officeooo:rsid="00087449" style:font-weight-asian="normal" style:font-weight-complex="normal"/>
    </style:style>
    <style:style style:name="T17" style:family="text">
      <style:text-properties fo:font-weight="normal" officeooo:rsid="00094817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eb15" style:font-weight-asian="bold" style:font-weight-complex="bold"/>
    </style:style>
    <style:style style:name="T20" style:family="text">
      <style:text-properties officeooo:rsid="001ceb15"/>
    </style:style>
    <style:style style:name="T21" style:family="text">
      <style:text-properties fo:font-size="14pt" fo:language="ru" fo:country="RU" fo:font-weight="bold" officeooo:rsid="001ceb15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ceb15" style:font-size-asian="14pt" style:font-size-complex="14pt"/>
    </style:style>
    <style:style style:name="T24" style:family="text">
      <style:text-properties fo:font-size="14pt" fo:font-weight="normal" officeooo:rsid="001e6577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3">WEB</text:span> Проект</text:p>
      <text:p text:style-name="P12"/>
      <text:p text:style-name="P5"><text:span text:style-name="T18">1.</text:span> Название проекта: <text:span text:style-name="T13">Formul</text:span>.</text:p>
      <text:p text:style-name="P6"><text:span text:style-name="T19">2.</text:span><text:span text:style-name="T20"> </text:span>Предметная область: <text:span text:style-name="T20">и</text:span>нтегрированный.</text:p>
      <text:p text:style-name="P6"><text:span text:style-name="T9">3.</text:span><text:span text:style-name="T10"> </text:span>Вид проекта по характеру деятельности: <text:span text:style-name="T3">с</text:span>оциальный.</text:p>
      <text:p text:style-name="P5"><text:span text:style-name="T18">4.</text:span> Проблемы проекта: <text:span text:style-name="T7">малый срок выполнения</text:span>.</text:p>
      <text:p text:style-name="P5"><text:span text:style-name="T18">5.</text:span> Предмет исследования: работа с <text:span text:style-name="T1">пакетами </text:span><text:span text:style-name="T13">Python.</text:span></text:p>
      <text:p text:style-name="P2"><text:span text:style-name="T18">6.</text:span> <text:span text:style-name="T2">Цель проекта: создание </text:span><text:span text:style-name="T7">чат — бота на </text:span><text:span text:style-name="T1">Python</text:span>.</text:p>
      <text:p text:style-name="P3"><text:span text:style-name="T18">7.</text:span> Задачи проекта: <text:span text:style-name="T1">научиться созданию чат — ботов</text:span><text:span text:style-name="T8">, </text:span><text:span text:style-name="T1">программировать их</text:span>, закрепить свои знания в изучении <text:span text:style-name="T8">Python </text:span>в целом.</text:p>
      <text:p text:style-name="P3"><text:span text:style-name="T18">8.</text:span> Актуальность: этот проект будет довольно актуален <text:span text:style-name="T1">для людей, которым необходим удобный доступ к множествам формул</text:span>.</text:p>
      <text:p text:style-name="P3"><text:span text:style-name="T18">9.</text:span> Краткое описание: <text:span text:style-name="T1">чат — бот в </text:span><text:span text:style-name="T13">Telegram, </text:span><text:span text:style-name="T1">который предоставляет доступ к множеству формул и позволяет добавлять другие формулы</text:span>.</text:p>
      <text:p text:style-name="P9"><text:span text:style-name="T21">10. </text:span><text:span text:style-name="T22">Способ представления результата: </text:span><text:span text:style-name="T23">презентация.</text:span></text:p>
      <text:p text:style-name="P9"/>
      <text:p text:style-name="P9"/>
      <text:p text:style-name="P11">Техническое задание (ТЗ)</text:p>
      <text:p text:style-name="P1"/>
      <text:p text:style-name="P4">1.<text:span text:style-name="T14"> Наименование программы: </text:span><text:span text:style-name="T11">Formul</text:span><text:span text:style-name="T4">.</text:span></text:p>
      <text:p text:style-name="P4">2. <text:span text:style-name="T14">Назначение: </text:span><text:span text:style-name="T16">для людей, которые сдают экзамены; для помощи ученикам</text:span><text:span text:style-name="T14">.</text:span></text:p>
      <text:p text:style-name="P4"><text:span text:style-name="T14"><text:s text:c="4"/>П</text:span><text:span text:style-name="T16">рограмма представляет из себя бота, в текстовом чате месседжера</text:span><text:span text:style-name="T11"> Telegram, </text:span><text:span text:style-name="T5">который предоставит удобный доступ к формулам по физике и другим предметам. Также есть возможность редактирования и добавления новых формул.</text:span></text:p>
      <text:p text:style-name="P4">3. <text:span text:style-name="T14">Требования к программе:</text:span></text:p>
      <text:p text:style-name="P7"><text:s text:c="4"/>1) Налич<text:span text:style-name="T1">ие базы данных с формулами.</text:span></text:p>
      <text:p text:style-name="P8"><text:s text:c="4"/>2) Возможность редактирования и добавления новых формул.</text:p>
      <text:p text:style-name="P8"><text:s text:c="4"/>3) Удобное меню с кнопками.</text:p>
      <text:p text:style-name="P8"><text:s text:c="4"/>4) Возможность добавить свой список необходимых формул, которые забываются.</text:p>
      <text:p text:style-name="P8"><text:s text:c="5"/>5) Дружественность бота.</text:p>
      <text:p text:style-name="P4">4. <text:span text:style-name="T14">Этапы разработки:</text:span></text:p>
      <text:p text:style-name="P9"><text:s text:c="4"/><text:span text:style-name="T15"><text:s text:c="2"/></text:span><text:span text:style-name="T24">1) Разработка ТЗ</text:span></text:p>
      <text:p text:style-name="P7"><text:s text:c="5"/>2) Разработка программы</text:p>
      <text:p text:style-name="P7"><text:s text:c="5"/>3) Испытание программы </text:p>
      <text:p text:style-name="P13">5. <text:span text:style-name="T14">Сроки: </text:span><text:span text:style-name="T16">11</text:span><text:span text:style-name="T14"> </text:span><text:span text:style-name="T16">апреля</text:span><text:span text:style-name="T14"> 2024 — </text:span><text:span text:style-name="T6">готовое ТЗ и описание проекта.</text:span></text:p>
      <text:p text:style-name="P13"><text:span text:style-name="T6"><text:s text:c="5"/>Презентация, ТЗ и описание проекта — 25 апреля 2024. </text:span></text:p>
      <text:p text:style-name="P13"><text:span text:style-name="T17"><text:s text:c="5"/>Проект готов — 30 </text:span><text:span text:style-name="T16">апреля</text:span><text:span text:style-name="T14"> 2024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8:07:12.215000000</meta:creation-date>
    <dc:date>2024-04-11T18:37:32.293000000</dc:date>
    <meta:editing-duration>PT25M50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8" meta:word-count="209" meta:character-count="1542" meta:non-whitespace-character-count="1302"/>
  </office:meta>
</office:document-meta>
</file>